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6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7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18a792" officeooo:paragraph-rsid="0018a792"/>
    </style:style>
    <style:style style:name="P9" style:family="paragraph" style:parent-style-name="Standard">
      <style:text-properties officeooo:rsid="0020f622" officeooo:paragraph-rsid="0020f622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Liberation Serif" fo:font-size="12pt" officeooo:paragraph-rsid="0020f622" style:font-size-asian="12pt" style:font-size-complex="12pt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e83e8c" style:font-name="SFMono-Regular" fo:font-size="9pt" fo:letter-spacing="normal" fo:font-style="normal" fo:font-weight="normal"/>
    </style:style>
    <style:style style:name="T10" style:family="text">
      <style:text-properties fo:font-variant="normal" fo:text-transform="none" fo:color="#e83e8c" style:font-name="Liberation Serif" fo:font-size="9pt" fo:letter-spacing="normal" fo:font-style="normal" fo:font-weight="normal"/>
    </style:style>
    <style:style style:name="T11" style:family="text">
      <style:text-properties fo:font-variant="normal" fo:text-transform="none" fo:color="#e83e8c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e83e8c" fo:font-size="9pt" fo:letter-spacing="normal" fo:font-style="normal" fo:font-weight="normal"/>
    </style:style>
    <style:style style:name="T13" style:family="text">
      <style:text-properties fo:font-variant="normal" fo:text-transform="none" fo:color="#e83e8c" fo:letter-spacing="normal" fo:font-style="normal" fo:font-weight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5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6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9">08/08/22</text:p>
      <text:p text:style-name="P9">- Instalado zbar de Python con los comandos:</text:p>
      <text:p text:style-name="P10"><text:span text:style-name="T8"><text:tab/></text:span><text:span text:style-name="T14">sudo apt-get update -y</text:span></text:p>
      <text:p text:style-name="P11"><text:span text:style-name="T15"><text:tab/>sudo apt-get install -y python-zbar</text:span></text:p>
      <text:p text:style-name="P2"/>
      <text:p text:style-name="P2"/>
      <text:p text:style-name="P2"/>
      <text:p text:style-name="P7">Error al ejecutar axis_camera/gazebo_simulation: parece que el servidor de los modelos no funciona</text:p>
      <text:p text:style-name="P2"/>
      <text:p text:style-name="P2"/>
      <text:p text:style-name="P2"/>
      <text:p text:style-name="P4">Cosas por hacer:</text:p>
      <text:p text:style-name="P4">- Lograr ejecutar aplicación para hacer capturas y guardar comandos utilizados para redactarlo luego</text:p>
      <text:p text:style-name="P4">- Entender más o menos cómo funciona la aplicación <text:span text:style-name="T7">y los programas de la cámara</text:span></text:p>
      <text:p text:style-name="P4"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08T12:58:28.403288499</dc:date>
    <meta:editing-duration>PT3H6M1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23" meta:character-count="870" meta:non-whitespace-character-count="764"/>
  </office:meta>
</office:document-meta>
</file>